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-cysteinyl 3-(oxidosulfanyl)alanine (Cys-Cys)</text:p>
          </table:table-cell>
          <table:table-cell office:value-type="float" office:value="112631" calcext:value-type="float">
            <text:p>11263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ISULFID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03791" calcext:value-type="float">
            <text:p>10379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Phosphoserine</text:p>
          </table:table-cell>
          <table:table-cell office:value-type="float" office:value="68484" calcext:value-type="float">
            <text:p>6848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acetyllysine</text:p>
          </table:table-cell>
          <table:table-cell office:value-type="float" office:value="21878" calcext:value-type="float">
            <text:p>2187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threonine</text:p>
          </table:table-cell>
          <table:table-cell office:value-type="float" office:value="16208" calcext:value-type="float">
            <text:p>1620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tyrosine</text:p>
          </table:table-cell>
          <table:table-cell office:value-type="float" office:value="7952" calcext:value-type="float">
            <text:p>795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succinyllysine</text:p>
          </table:table-cell>
          <table:table-cell office:value-type="float" office:value="6777" calcext:value-type="float">
            <text:p>677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(pyridoxal phosphate)lysine</text:p>
          </table:table-cell>
          <table:table-cell office:value-type="float" office:value="6456" calcext:value-type="float">
            <text:p>64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yl lysine isopeptide (Lys-Gly)</text:p>
          </table:table-cell>
          <table:table-cell office:value-type="float" office:value="4519" calcext:value-type="float">
            <text:p>451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float" office:value="3923" calcext:value-type="float">
            <text:p>392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palmitoyl cysteine</text:p>
          </table:table-cell>
          <table:table-cell office:value-type="float" office:value="3769" calcext:value-type="float">
            <text:p>376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-acetylmethionine</text:p>
          </table:table-cell>
          <table:table-cell office:value-type="float" office:value="3190" calcext:value-type="float">
            <text:p>3190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float" office:value="2403" calcext:value-type="float">
            <text:p>240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float" office:value="2046" calcext:value-type="float">
            <text:p>204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diacylglycerol cystein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acetylthreonine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-(S-cysteinyl)pyruvic acid O- phosphothioketal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PI-anchor amidated serin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Glycyl lysine isopeptide (Gly-Lys)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acetylproline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 (complex)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C-linked (Man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acetylvaline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-acetylglycine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PI-anchor amidated glycine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GPI-anchor amidated asparagine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linked (Ara)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llysin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Xyl) (chondroitin sulfate)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acetylaspartate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Xyl) (heparan sulfate)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Hypusin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PI-anchor amidated alanin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glutamyl lysine isopeptide (Gln-Lys)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lcNAc) (high mannose)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lcNAc) (keratan sulfate)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PI-anchor amidated aspartat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acetylcystein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alNAc)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Ala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-acetylglutama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Met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Isoglutamyl lysine isopeptide (Glu-Lys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-linked (GlcNAc) (high mannose or hybrid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Ser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GPI-like-anchor amidated serin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Cyclopeptide (Arg-Cys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GPI-like-anchor amidated asparag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PI-anchor amidated cyste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Cyclopeptide (Cys-Arg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Thr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 (hybrid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linked (Xyl) (keratan sulfate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ate 1-(chondroitin 4-sulfate)-es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-linked (GlcNAc) (polylactosaminoglycan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leuc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(15-deoxy-Delta12,14-prostaglandin J2- 9-yl)cyste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Lysyl-methionine sulfilimine (Lys-Met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Lysyl-methionine sulfilimine (Met-Lys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mega-hydroxyceramide glutamate est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polyglyc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,3-didehydrotyro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Man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Thiazole-4-carboxylic acid (Cys-Cys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GPI-like-anchor amidated ala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ADP-ribosylser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Gln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Xyl) (dermatan sulfat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 (low mannos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linked (Man6P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linked (Hex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Gly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 or GlcNA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yl serine ester (Ser-Gly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linked (Gl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methyloxazole-4-carboxylic acid (Cys- Th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imidazolinone (Cys-Gl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selanylcyste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PI-like-anchor amidated glyc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Pyruvic acid (Cy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argi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Aspartate 1-(chondroitin 4-sulfate)- es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 (high mannose and comple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Pro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glutamyl N2-ornith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oxazoline-4-carboxylic acid (Ser- Th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methyloxazole-4-carboxylic acid (Thr- Th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acetyl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is-14-hydroxy-10,13-dioxo-7- heptadecenoic acid aspartate es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GlcA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linked (GlcNAc6P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6-(ADP-ribosyl)ly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P-Ma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Xaa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lcNAc) (high mannose or hybrid or polylactosaminoglyca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cysteine isopeptide (Cys- As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thiazole-4-carboxylic acid (Asn- 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reonyl lysine isopeptide (Thr-Ly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FMN phosphoryl 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Leu-Le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Le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eta-methyllanthionine sulfoxide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Gl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carboxyl end (Ar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PI-like-anchor amidated aspar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(3R,4R)-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Tele-(1,2,3-trihydroxypropan-2- yl)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ic acid 1-[(3-aminopropyl)(5'- adenosyl)phosphono]am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carboxyl end (Hi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linked (Fu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linked (G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Aspartyl isopeptide (As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-(3-methylbutanoyl)-5-hydroxyoxazole-4- carbothionic acid (Le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oxazole-4-carboxylic acid (Ser- 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3-hydroxypyridine-2,5-dicarboxylic acid (Ser-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4S)-thiazoline-4-carboxylic acid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Isoaspartyl lysine isopeptide (Asn-L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GPI-anchor amidated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2-iminomethyl-5-imidazolinone (Glu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lcNAc) (high mannose or polylact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imidazolinon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linked (Glc) (glycation), alter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4,N4-dimethyl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reonyl lysine isopeptide (Lys-Th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entaglycyl murein peptidoglycan amidated 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Glycyl cysteine dithioester (Gly-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Alanine isoaspartyl cyclopeptide (Ala- 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Ar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V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As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locked amino end (I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locked amino end (As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alNAc) (glyc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linked (DADDGl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linked (GlcNAc) (high mannose or complex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2-aminosuccinimidyl)acetic acid (Asp- 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Glycyl cysteine dithioester (Cys-Gly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45" meta:object-count="0"/>
    <meta:generator>LibreOffice/4.2.7.2$Linux_X86_64 LibreOffice_project/420m0$Build-2</meta:generator>
  </office:meta>
</office:document-meta>
</file>